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MR12" svg:font-family="CMR12"/>
    <style:font-face style:name="Tahoma1" svg:font-family="Tahoma"/>
    <style:font-face style:name="Courier" svg:font-family="Courier" style:font-family-generic="modern"/>
    <style:font-face style:name="Times New Roman" svg:font-family="'Times New Roman'" style:font-family-generic="roman"/>
    <style:font-face style:name="Andale Sans UI" svg:font-family="'Andale Sans UI'" style:font-pitch="variable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" fo:font-size="14.5pt" fo:font-weight="bold" style:font-name-asian="Times New Roman" style:font-size-asian="14.5pt" style:font-weight-asian="bold" style:font-name-complex="Times New Roman" style:font-size-complex="14.5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start" style:justify-single-word="false" fo:break-before="page" style:text-autospace="non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ourier" fo:font-size="12pt" style:font-name-asian="Courier" style:font-size-asian="12pt" style:font-name-complex="Courier" style:font-size-complex="12pt"/>
    </style:style>
    <style:style style:name="P6" style:family="paragraph">
      <style:paragraph-properties fo:text-align="center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 style:master-page-name="First_20_Page">
      <style:paragraph-properties style:page-number="1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list-style-name="L2"/>
    <style:style style:name="T1" style:family="text">
      <style:text-properties style:font-name="CMR12" style:font-name-asian="CMR12" style:font-name-complex="CMR12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Ylläpitodokumentti</text:p>
      <text:p text:style-name="P1"/>
      <text:p text:style-name="P2"><text:tab/>Kohahdu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Helsinki 11.12.2006</text:p>
      <text:p text:style-name="P2"><text:tab/>Ohjelmistotuotantoprojekti</text:p>
      <text:p text:style-name="P2"><text:tab/>HELSINGIN YLIOPISTO</text:p>
      <text:p text:style-name="P2"><text:tab/>Tietojenkäsittelytieteen laitos</text:p>
      <text:p text:style-name="P3"><text:tab/>Kurssi</text:p>
      <text:p text:style-name="P2"><text:tab/><text:tab/>581260 Ohjelmistotuotantoprojekti (<text:span text:style-name="T1">6 </text:span>ov)</text:p>
      <text:p text:style-name="P2"/>
      <text:p text:style-name="P4"><text:tab/>Projektiryhmä</text:p>
      <text:p text:style-name="P2"><text:tab/><text:tab/>Taro Morimoto, Projektipäällikkö</text:p>
      <text:p text:style-name="P2"><text:tab/><text:tab/>Tuomas Palmanto, Vaatimusmäärittelyvastaava</text:p>
      <text:p text:style-name="P2"><text:tab/><text:tab/>Mikko Kinnunen, Suunnitteluvastaava</text:p>
      <text:p text:style-name="P2"><text:tab/><text:tab/>Markus Kivilä, Koodivastaava</text:p>
      <text:p text:style-name="P2"><text:tab/><text:tab/>Jari Inkinen, Testausvastaava</text:p>
      <text:p text:style-name="P2"><text:tab/><text:tab/>Paula Kuosmanen, Dokumenttivastaava</text:p>
      <text:p text:style-name="P2"/>
      <text:p text:style-name="P4"><text:tab/>Asiakas</text:p>
      <text:p text:style-name="P2"><text:tab/><text:tab/>Teemu Kerola</text:p>
      <text:p text:style-name="P2"/>
      <text:p text:style-name="P4"><text:tab/>Johtoryhmä</text:p>
      <text:p text:style-name="P2"><text:tab/><text:tab/>Sanna Keskioja</text:p>
      <text:p text:style-name="P2"/>
      <text:p text:style-name="P4"><text:tab/>Kotisivu</text:p>
      <text:p text:style-name="P5"><text:tab/><text:tab/><text:a xlink:type="simple" xlink:href="http://www.cs.helsinki.fi/group/kohahdus">http://www.cs.helsinki.fi/group/kohahdus</text:a></text:p>
      <text:p text:style-name="P5"/>
      <text:p text:style-name="P4"><text:tab/>Versiohistoria</text:p>
      <text:p text:style-name="P2"><text:tab/><text:tab/>Versio<text:tab/>Päiväys<text:tab/>Tehdyt muutokset</text:p>
      <text:p text:style-name="P2"><draw:line text:anchor-type="paragraph" draw:z-index="0" draw:style-name="gr1" draw:text-style-name="P6" svg:x1="1.866cm" svg:y1="0.164cm" svg:x2="12.846cm" svg:y2="0.164cm"><text:p/></draw:line><text:tab/></text:p>
      <text:p text:style-name="P2"><text:tab/><text:tab/>0.1 <text:tab/>11.12.2006 <text:tab/>Ensimmäinen versio</text:p>
      <text:p text:style-name="P2"/>
      <text:p text:style-name="P2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Sisältö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Sisältö</text:p>
          </text:index-title>
          <text:p text:style-name="P8">1. Johdanto<text:tab/>1</text:p>
          <text:p text:style-name="P8">2. Sanasto<text:tab/>1</text:p>
          <text:p text:style-name="P8">3. Asennusohje<text:tab/>2</text:p>
          <text:p text:style-name="P8">4. Järjestelmän ylläpito<text:tab/>2</text:p>
          <text:p text:style-name="P8">5. Järjestelmän jatkokehitys<text:tab/>2</text:p>
        </text:index-body>
      </text:table-of-content>
      <text:h text:style-name="Heading_20_1" text:outline-level="1"/>
      <text:h text:style-name="P9" text:outline-level="1">1. Johdanto</text:h>
      <text:p text:style-name="Text_20_body">Kohahdus on järjestelmä automaattisesti tarkastettavien TTK-91-konekielen harjoitustehtävien luomiseen ja ratkaisemiseen. Järjestelmä on tarkoitettu käytettäväksi opetuksen tukena, opetettaessa Tietokoneen toiminta -kurssia. Tietojenkäsittelytieteen opettajat voivat tehdä järjestelmään uusia tehtäviä ja määritellä kuinka ne tarkastetaan automaattisesti. Tietokoneen toiminta -kurssin opiskelijat ja kurssin tehtävistä kiinnostuneet opiskelijat ja itseopiskelijat voivat ratkaista tehtäviä ja saada palautetta niiden onnistumisesta. Lisäksi opiskelijoiden tekemät tehtävät tilastoidaan.</text:p>
      <text:p text:style-name="Text_20_body"/>
      <text:p text:style-name="Text_20_body">Järjestelmä on toteutettu Java/JSP/JSTL/JavaScript ohjelmointikielillä ja sitä ajetaan Tomcat -palvelimessa. Tomcatin lisäksi erillisiä prosesseja ei tarvita. Järjestelmä tietokantana toimii laitoksen Oracle 10. </text:p>
      <text:p text:style-name="Text_20_body"/>
      <text:h text:style-name="Heading_20_1" text:outline-level="1">2. Sanasto</text:h>
      <text:p text:style-name="Text_20_body">TTK91=Auvo Häkkisen kehittämä ohjelmointikieli, joka läheisesti muistuttaa symbolista</text:p>
      <text:p text:style-name="Text_20_body">konekieltä.</text:p>
      <text:p text:style-name="Text_20_body">KOKSI=Auvo Häkkisen kirjoittama konekielisimulaattori, joka toteuttaa TTK-91-kielen.</text:p>
      <text:p text:style-name="Text_20_body">Järjestelmä=Projektimme tuotos, Kohahdus</text:p>
      <text:p text:style-name="Text_20_body">Ohjelma=Opiskelijan kirjoittama TTK91-ohjelma, eli vastaus johonkin tehtävään</text:p>
      <text:p text:style-name="Text_20_body">eAssari=Tietokantapohjainen ympäristö ohjelmallisesti tarkastettavien harjoitus- ja koetehtävien</text:p>
      <text:p text:style-name="Text_20_body">suorittamiseen</text:p>
      <text:p text:style-name="Text_20_body">Titokone=Koski-nimisen Ohjelmistotuotantoprojektiryhmän vuonna 2004 rakentama järjestelmä</text:p>
      <text:p text:style-name="Text_20_body">konekielisten ohjelmien kääntämiseen ja suorittamiseen.</text:p>
      <text:p text:style-name="Text_20_body">Koski=Vuoden 2004 Ohjelmistotuotantoprojekti joka rakensi konekielen simulaattorin ja</text:p>
      <text:p text:style-name="Text_20_body">debug-ympäristön, eli Titokoneen</text:p>
      <text:p text:style-name="Text_20_body">Koskelo=Vuoden 2004 Ohjelmistotuotantoprojekti, joka integroi Titokoneen ja eAssarikehyksen</text:p>
      <text:p text:style-name="Text_20_body">yhteen. Ratkaisusta ei tullut kuitenkaan käyttökelpoista, eikä sitä ole otettu käyttöön.</text:p>
      <text:p text:style-name="Text_20_body">Kriteeri=Sääntö jonka mukaan tehtävän oikeellisuus tarkistetaan. Kriteereitä voi olla monta</text:p>
      <text:p text:style-name="Text_20_body">yhdelle tehtävälle.</text:p>
      <text:p text:style-name="Text_20_body">Aihepiiri=Tehtävälle täytyy määritellä aihepiiri, johon tehtävä kuuluu.</text:p>
      <text:p text:style-name="Text_20_body">JUnit=Testaustyökalu Java-kielelle</text:p>
      <text:p text:style-name="Text_20_body">HttpUnit=Testaustyökalu www-sivuille (kuten servletit). Perustuu JUnit:iin.</text:p>
      <text:p text:style-name="Text_20_body">JSPUnit=Työkalu erityisesti JSP-sivujen testaamiseen. Perustuu JUnit:iin.</text:p>
      <text:p text:style-name="Text_20_body">JSP=Java Server Pages. Dynaamisten sivujen tekoon kehitetty ohjelmointikieli.</text:p>
      <text:p text:style-name="Text_20_body">TitoTrainer=Kohahduksen tuotoksen nimi</text:p>
      <text:h text:style-name="P10" text:outline-level="1">3. Asennus ja asetusten määrittäminen</text:h>
      <text:p text:style-name="Text_20_body">Järjestelmä voidaan asentaa seuraavia ohjeita noudattaen.</text:p>
      <text:list text:style-name="L2">
        <text:list-item>
          <text:p text:style-name="P11">Asennetaan Java 1.5.</text:p>
        </text:list-item>
        <text:list-item>
          <text:p text:style-name="P11">Asennetaan Tomcat 4.x -palvelin.</text:p>
        </text:list-item>
        <text:list-item>
          <text:p text:style-name="P11">Luodaan palvelimelle uusi TitoTrainer -konteksti:</text:p>
          <text:list>
            <text:list-item>
              <text:p text:style-name="P11">Puretaan titotrainer.jar paketti hakemistoon .../tomcat/webapps/</text:p>
            </text:list-item>
            <text:list-item>
              <text:p text:style-name="P11">Lisätään .../tomcat/conf/server.xml tiedostoon seuraava rivi:</text:p>
              <text:list>
                <text:list-item>
                  <text:p text:style-name="P11"/>
                </text:list-item>
              </text:list>
            </text:list-item>
          </text:list>
        </text:list-item>
      </text:list>
      <text:p text:style-name="Text_20_body"/>
      <text:h text:style-name="Heading_20_1" text:outline-level="1">4. Ylläpito ja vikatilanteet</text:h>
      <text:p text:style-name="Text_20_body"/>
      <text:p text:style-name="Text_20_body"/>
      <text:h text:style-name="Heading_20_1" text:outline-level="1">5. Järjestelmän jatkokehitys</text:h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MR12" svg:font-family="CMR12"/>
    <style:font-face style:name="Tahoma1" svg:font-family="Tahoma"/>
    <style:font-face style:name="Courier" svg:font-family="Courier" style:font-family-generic="modern"/>
    <style:font-face style:name="Times New Roman" svg:font-family="'Times New Roman'" style:font-family-generic="roman"/>
    <style:font-face style:name="Andale Sans UI" svg:font-family="'Andale Sans UI'" style:font-pitch="variable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ormal" style:family="paragraph" style:parent-style-name="Standard" style:next-style-name="Standard">
      <style:paragraph-properties fo:margin-top="0cm" fo:margin-bottom="0cm" fo:text-align="start" style:justify-single-word="false"/>
      <style:text-properties style:font-name="Thorndale" fo:font-size="12pt" style:font-name-asian="Andale Sans UI" style:font-size-asian="12pt" style:font-name-complex="Tahoma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teksti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>
      <style:footer>
        <text:p text:style-name="P1"><text:page-number text:select-page="current">1</text:page-number></text:p>
      </style:footer>
    </style:master-page>
    <style:master-page style:name="Left_20_Page" style:display-name="Lef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0-31T15:05:49</meta:creation-date>
    <dc:date>2006-12-11T16:46:17</dc:date>
    <dc:language>en-US</dc:language>
    <meta:editing-cycles>90</meta:editing-cycles>
    <meta:editing-duration>P1DT0H36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66" meta:word-count="347" meta:character-count="3216"/>
  </office:meta>
</office:document-meta>
</file>